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56000046AE000031815668873D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S46" table:end-x="0.029cm" table:end-y="0.027cm" draw:z-index="1" draw:name="Graphics 1" draw:style-name="gr1" draw:text-style-name="P1" svg:width="18.093cm" svg:height="12.672cm" svg:x="0cm" svg:y="0cm">
              <draw:image xlink:href="Pictures/20000156000046AE000031815668873D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46:09</dc:date>
    <dc:language>en-US</dc:language>
    <meta:editing-cycles>4</meta:editing-cycles>
    <meta:editing-duration>PT9M5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true" chart:lines="false" chart:solid-type="pyramid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3.02cm" svg:y="0.252cm" chart:style-name="ch2">
          <text:p>Bars_Horizontal_pyramids_deep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